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Sans1" fo:font-size="11pt" style:font-size-asian="11pt" style:font-size-complex="11pt"/>
    </style:style>
    <style:style style:name="P5" style:family="paragraph">
      <style:text-properties style:font-name="Liberation Sans1" fo:font-size="9pt" style:font-size-asian="9pt" style:font-size-complex="9pt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style:font-name="Liberation Sans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cm" svg:y1="16cm" svg:x2="16.8cm" svg:y2="16cm">
          <text:p/>
        </draw:line>
        <draw:line draw:style-name="gr1" draw:text-style-name="P1" draw:layer="layout" svg:x1="9cm" svg:y1="16cm" svg:x2="9cm" svg:y2="9cm">
          <text:p/>
        </draw:line>
        <draw:line draw:style-name="gr1" draw:text-style-name="P1" draw:layer="layout" svg:x1="9cm" svg:y1="16cm" svg:x2="4.4cm" svg:y2="20.1cm">
          <text:p/>
        </draw:line>
        <draw:frame draw:style-name="gr2" draw:text-style-name="P2" draw:layer="layout" svg:width="2.7cm" svg:height="1.25cm" svg:x="15.8cm" svg:y="16.1cm">
          <draw:text-box>
            <text:p><text:span text:style-name="T1">Degree <text:s/>of Invariance</text:span></text:p>
          </draw:text-box>
        </draw:frame>
        <draw:frame draw:style-name="gr2" draw:text-style-name="P4" draw:layer="layout" svg:width="2.7cm" svg:height="1.25cm" svg:x="9cm" svg:y="8.9cm">
          <draw:text-box>
            <text:p text:style-name="P3"><text:span text:style-name="T1">Network</text:span></text:p>
            <text:p text:style-name="P3"><text:span text:style-name="T1">Scale</text:span></text:p>
          </draw:text-box>
        </draw:frame>
        <draw:frame draw:style-name="gr2" draw:text-style-name="P2" draw:layer="layout" svg:width="2.7cm" svg:height="1.25cm" svg:x="5.2cm" svg:y="19.35cm">
          <draw:text-box>
            <text:p><text:span text:style-name="T1">Hierarchy Layers</text:span></text:p>
          </draw:text-box>
        </draw:frame>
        <draw:line draw:style-name="gr3" draw:text-style-name="P1" draw:layer="layout" svg:x1="13cm" svg:y1="16cm" svg:x2="13cm" svg:y2="15.7cm">
          <text:p/>
        </draw:line>
        <draw:line draw:style-name="gr3" draw:text-style-name="P1" draw:layer="layout" svg:x1="11cm" svg:y1="16cm" svg:x2="11cm" svg:y2="15.7cm">
          <text:p/>
        </draw:line>
        <draw:line draw:style-name="gr3" draw:text-style-name="P1" draw:layer="layout" svg:x1="15cm" svg:y1="16cm" svg:x2="15cm" svg:y2="15.7cm">
          <text:p/>
        </draw:line>
        <draw:frame draw:style-name="gr2" draw:text-style-name="P5" draw:layer="layout" svg:width="2.7cm" svg:height="1.25cm" svg:x="10.1cm" svg:y="15.95cm">
          <draw:text-box>
            <text:p><text:span text:style-name="T2">Position</text:span></text:p>
          </draw:text-box>
        </draw:frame>
        <draw:frame draw:style-name="gr2" draw:text-style-name="P5" draw:layer="layout" svg:width="2.7cm" svg:height="1.25cm" svg:x="12.2cm" svg:y="15.95cm">
          <draw:text-box>
            <text:p><text:span text:style-name="T2">+ Scale</text:span></text:p>
            <text:p><text:span text:style-name="T2"/></text:p>
          </draw:text-box>
        </draw:frame>
        <draw:frame draw:style-name="gr2" draw:text-style-name="P5" draw:layer="layout" svg:width="2.7cm" svg:height="1.25cm" svg:x="14.2cm" svg:y="15.95cm">
          <draw:text-box>
            <text:p><text:span text:style-name="T2">+ View</text:span></text:p>
            <text:p><text:span text:style-name="T2"/></text:p>
          </draw:text-box>
        </draw:frame>
        <draw:line draw:style-name="gr3" draw:text-style-name="P1" draw:layer="layout" svg:x1="8.1cm" svg:y1="16.8cm" svg:x2="7.9cm" svg:y2="16.6cm">
          <text:p/>
        </draw:line>
        <draw:line draw:style-name="gr3" draw:text-style-name="P1" draw:layer="layout" svg:x1="7.1cm" svg:y1="17.7cm" svg:x2="6.9cm" svg:y2="17.5cm">
          <text:p/>
        </draw:line>
        <draw:line draw:style-name="gr3" draw:text-style-name="P1" draw:layer="layout" svg:x1="6.1cm" svg:y1="18.6cm" svg:x2="5.9cm" svg:y2="18.4cm">
          <text:p/>
        </draw:line>
        <draw:frame draw:style-name="gr2" draw:text-style-name="P5" draw:layer="layout" svg:width="2.7cm" svg:height="1.25cm" svg:x="8cm" svg:y="16.75cm">
          <draw:text-box>
            <text:p><text:span text:style-name="T2">V1</text:span></text:p>
            <text:p><text:span text:style-name="T2"/></text:p>
          </draw:text-box>
        </draw:frame>
        <draw:frame draw:style-name="gr2" draw:text-style-name="P5" draw:layer="layout" svg:width="2.7cm" svg:height="1.25cm" svg:x="6.9cm" svg:y="17.6cm">
          <draw:text-box>
            <text:p><text:span text:style-name="T2">V2/V4</text:span></text:p>
            <text:p><text:span text:style-name="T2"/></text:p>
          </draw:text-box>
        </draw:frame>
        <draw:frame draw:style-name="gr2" draw:text-style-name="P5" draw:layer="layout" svg:width="2.7cm" svg:height="1.25cm" svg:x="5.9cm" svg:y="18.5cm">
          <draw:text-box>
            <text:p><text:span text:style-name="T2">IT</text:span></text:p>
            <text:p><text:span text:style-name="T2"/></text:p>
          </draw:text-box>
        </draw:frame>
        <draw:line draw:style-name="gr3" draw:text-style-name="P1" draw:layer="layout" svg:x1="9cm" svg:y1="14.8cm" svg:x2="9.3cm" svg:y2="14.8cm">
          <text:p/>
        </draw:line>
        <draw:line draw:style-name="gr3" draw:text-style-name="P1" draw:layer="layout" svg:x1="9cm" svg:y1="13cm" svg:x2="9.3cm" svg:y2="13cm">
          <text:p/>
        </draw:line>
        <draw:line draw:style-name="gr3" draw:text-style-name="P1" draw:layer="layout" svg:x1="9cm" svg:y1="10cm" svg:x2="9.3cm" svg:y2="10cm">
          <text:p/>
        </draw:line>
        <draw:frame draw:style-name="gr2" draw:text-style-name="P5" draw:layer="layout" svg:width="2.7cm" svg:height="1.25cm" svg:x="7.3cm" svg:y="14.5cm">
          <draw:text-box>
            <text:p><text:span text:style-name="T2">5 Objects</text:span></text:p>
          </draw:text-box>
        </draw:frame>
        <draw:frame draw:style-name="gr2" draw:text-style-name="P5" draw:layer="layout" svg:width="2.7cm" svg:height="1.25cm" svg:x="7.1cm" svg:y="12.7cm">
          <draw:text-box>
            <text:p><text:span text:style-name="T2">50 Objects</text:span></text:p>
          </draw:text-box>
        </draw:frame>
        <draw:frame draw:style-name="gr2" draw:text-style-name="P5" draw:layer="layout" svg:width="2.7cm" svg:height="1.25cm" svg:x="6.9cm" svg:y="9.65cm">
          <draw:text-box>
            <text:p><text:span text:style-name="T2">200 Objects</text:span></text:p>
          </draw:text-box>
        </draw:frame>
        <draw:custom-shape draw:style-name="gr4" draw:text-style-name="P1" draw:layer="layout" svg:width="3.578cm" svg:height="2.3cm" svg:x="7.42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3cm" svg:height="5.101cm" draw:transform="skewX (0.00349065850398866) rotate (0.00366519142918809) translate (5.7cm 13.1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1.192cm" svg:height="9.508cm" draw:transform="skewX (0.0178023583703422) rotate (-0.0734783615089614) translate (4.438cm 9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7cm" svg:height="1.675cm" svg:x="9.9cm" svg:y="14.8cm">
          <draw:text-box>
            <text:p><text:span text:style-name="T2">Stage 1</text:span></text:p>
            <text:p><text:span text:style-name="T2">1 Y</text:span></text:p>
            <text:p><text:span text:style-name="T2"/></text:p>
            <text:p><text:span text:style-name="T2"/></text:p>
          </draw:text-box>
        </draw:frame>
        <draw:frame draw:style-name="gr2" draw:text-style-name="P5" draw:layer="layout" svg:width="2.7cm" svg:height="2.031cm" svg:x="11.1cm" svg:y="13.6cm">
          <draw:text-box>
            <text:p><text:span text:style-name="T2">Stage 2</text:span></text:p>
            <text:p><text:span text:style-name="T2">1.5 Y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5" draw:layer="layout" svg:width="2.7cm" svg:height="2.031cm" svg:x="13.2cm" svg:y="11.369cm">
          <draw:text-box>
            <text:p><text:span text:style-name="T2">Stage 3</text:span></text:p>
            <text:p><text:span text:style-name="T2">2.5 Y</text:span></text:p>
            <text:p><text:span text:style-name="T2"/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000099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4:12:38.352964930</meta:creation-date>
    <dc:date>2014-12-02T19:59:45.911908722</dc:date>
    <meta:editing-duration>PT2H57M44S</meta:editing-duration>
    <meta:editing-cycles>4</meta:editing-cycles>
    <meta:generator>LibreOffice/4.2.7.2$Linux_X86_64 LibreOffice_project/420m0$Build-2</meta:generator>
    <meta:document-statistic meta:object-count="30"/>
  </office:meta>
</office:document-meta>
</file>